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wrap-option="wrap"/>
      <style:text-properties fo:font-size="12pt" fo:font-weight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fo:wrap-option="wrap"/>
      <style:text-properties fo:font-size="12pt" fo:font-weight="bold"/>
    </style:style>
    <style:style style:name="ce12" style:family="table-cell" style:parent-style-name="Default" style:data-style-name="N104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2"/>
        <table:table-column table:style-name="co4" table:default-cell-style-name="ce12"/>
        <table:table-column table:style-name="co6" table:default-cell-style-name="ce6"/>
        <table:table-column table:style-name="co1" table:default-cell-style-name="ce10"/>
        <table:table-column table:style-name="co7" table:number-columns-repeated="1013" table:default-cell-style-name="ce10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eference 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commended source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st for one board</text:p>
          </table:table-cell>
          <table:table-cell table:style-name="ce9" office:value-type="string" calcext:value-type="string">
            <text:p>Cost for 250 boards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C2]*[.H2]" office:value-type="currency" office:currency="USD" office:value="0" calcext:value-type="currency">
            <text:p>$0.00</text:p>
          </table:table-cell>
          <table:table-cell table:style-name="ce12" table:formula="of:=[.C2]*[.I2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2" table:formula="of:=[.C3]*[.H3]" office:value-type="currency" office:currency="USD" office:value="1.06" calcext:value-type="currency">
            <text:p>$1.06</text:p>
          </table:table-cell>
          <table:table-cell table:style-name="ce12" table:formula="of:=[.C3]*[.I3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2" table:formula="of:=[.C4]*[.H4]" office:value-type="currency" office:currency="USD" office:value="13.06" calcext:value-type="currency">
            <text:p>$13.06</text:p>
          </table:table-cell>
          <table:table-cell table:style-name="ce12" table:formula="of:=[.C4]*[.I4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SRN2010FK75L0</text:p>
          </table:table-cell>
          <table:table-cell office:value-type="float" office:value="3" calcext:value-type="float">
            <text:p>3</text:p>
          </table:table-cell>
          <table:table-cell table:formula="of:=[.B9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4.R5</text:p>
          </table:table-cell>
          <table:table-cell office:value-type="string" calcext:value-type="string">
            <text:p>.075 ohm, 1210 current sensing resistor from Stackpole Electronics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currency" office:currency="USD" office:value="0.265" calcext:value-type="currency">
            <text:p>$0.2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3" office:value-type="string" calcext:value-type="string">
            <text:p>RC0402JR-0722RL</text:p>
          </table:table-cell>
          <table:table-cell table:style-name="ce3"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1]*5" office:value-type="float" office:value="15" calcext:value-type="float">
            <text:p>15</text:p>
          </table:table-cell>
          <table:table-cell office:value-type="string" calcext:value-type="string">
            <text:p>motor_driver.sch,clock.sch</text:p>
          </table:table-cell>
          <table:table-cell table:style-name="ce7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2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[.B13]*17" office:value-type="float" office:value="51" calcext:value-type="float">
            <text:p>51</text:p>
          </table:table-cell>
          <table:table-cell office:value-type="string" calcext:value-type="string">
            <text:p>motor_driver.sch, power.sch, microprocessor.sch, isolation.sch</text:p>
          </table:table-cell>
          <table:table-cell table:style-name="ce7" office:value-type="string" calcext:value-type="string">
            <text:p>c9,c11,c12, c101: C1:C4,C5,C6,C7,C8,C9,C10,C11,C12,C13,C14,C15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UA78M33CDCYR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7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7]/4)"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7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RC0402JR-0710K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7" office:value-type="string" calcext:value-type="string">
            <text:p>R1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ABLS-16.000MHZ-B4-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.sch</text:p>
          </table:table-cell>
          <table:table-cell table:style-name="ce7" office:value-type="string" calcext:value-type="string">
            <text:p>IO1,IO2</text:p>
          </table:table-cell>
          <table:table-cell office:value-type="string" calcext:value-type="string">
            <text:p>Sulllins Connector Solutions Connector Header 40 Position 0.100" (2.54mm) Gold Through Hole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M20-9950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8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8"/>
          <table:table-cell table:number-columns-repeated="1019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0:44:23.404225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22T10:52:09.541619477</dc:date>
    <dc:creator>Doug Coffland</dc:creator>
    <meta:editing-duration>P1DT11M59S</meta:editing-duration>
    <meta:editing-cycles>51</meta:editing-cycles>
    <meta:generator>LibreOffice/4.3.3.2$Linux_X86_64 LibreOffice_project/430m0$Build-2</meta:generator>
    <meta:document-statistic meta:table-count="1" meta:cell-count="217" meta:object-count="0"/>
  </office:meta>
</office:document-meta>
</file>